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center" draw:textarea-vertical-align="middle" style:protect="position size"/>
    </style:style>
    <style:style style:name="gr5" style:family="graphic">
      <style:graphic-properties style:protect="position size"/>
    </style:style>
    <style:style style:name="gr6" style:family="graphic" style:parent-style-name="standard">
      <style:graphic-properties draw:fill-color="#ffffff" draw:textarea-horizontal-align="center" draw:textarea-vertical-align="middle" draw:shadow="visible" draw:shadow-offset-x="-0.051cm" draw:shadow-offset-y="0.051cm" draw:shadow-opacity="35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 Blocks" draw:style-name="dp1" draw:master-page-name="Default">
        <draw:custom-shape draw:style-name="gr1" draw:text-style-name="P1" draw:layer="layout" svg:width="11.848cm" svg:height="4.064cm" svg:x="3.375cm" svg:y="6.9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1" draw:layer="layout" svg:width="9.754cm" svg:height="4.932cm" svg:x="15.223cm" svg:y="7.442cm">
          <text:p text:style-name="P1">Garage</text:p>
        </draw:rect>
        <draw:rect draw:style-name="gr2" draw:text-style-name="P1" draw:layer="layout" svg:width="7.925cm" svg:height="5.182cm" svg:x="4.251cm" svg:y="11.007cm">
          <text:p text:style-name="P1">Living room</text:p>
        </draw:rect>
        <draw:rect draw:style-name="gr2" draw:text-style-name="P1" draw:layer="layout" svg:width="3.048cm" svg:height="5.182cm" svg:x="12.172cm" svg:y="11.007cm">
          <text:p text:style-name="P1">Hallway</text:p>
        </draw:rect>
        <draw:rect draw:style-name="gr2" draw:text-style-name="P1" draw:layer="layout" svg:width="9.754cm" svg:height="5.176cm" svg:x="15.224cm" svg:y="12.639cm">
          <text:p text:style-name="P1">Garage</text:p>
        </draw:rect>
        <draw:custom-shape draw:style-name="gr1" draw:text-style-name="P1" draw:layer="layout" svg:width="11.43cm" svg:height="4.064cm" svg:x="14.411cm" svg:y="3.37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978cm" svg:y1="12.633cm" svg:x2="25.791cm" svg:y2="12.633cm">
          <text:p/>
        </draw:line>
        <draw:line draw:style-name="gr3" draw:text-style-name="P1" draw:layer="layout" svg:x1="14.411cm" svg:y1="12.633cm" svg:x2="15.224cm" svg:y2="12.633cm">
          <text:p/>
        </draw:line>
        <draw:rect draw:style-name="gr3" draw:text-style-name="P1" draw:layer="layout" svg:width="10.973cm" svg:height="1.626cm" svg:x="4.251cm" svg:y="16.189cm">
          <text:p/>
        </draw:rect>
        <draw:custom-shape draw:style-name="gr1" draw:text-style-name="P1" draw:layer="layout" svg:width="11.43cm" svg:height="4.064cm" svg:x="14.411cm" svg:y="8.5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1" draw:layer="Garage door" svg:width="7.95cm" svg:height="4.54cm" svg:x="16.15cm" svg:y="13.275cm">
          <text:p/>
        </draw:rect>
        <draw:g draw:style-name="gr5">
          <draw:g>
            <draw:g>
              <draw:rect draw:style-name="gr6" draw:text-style-name="P1" draw:layer="Garage door" svg:width="1.016cm" svg:height="1.016cm" svg:x="22.945cm" svg:y="13.4cm">
                <text:p/>
              </draw:rect>
              <draw:rect draw:style-name="gr6" draw:text-style-name="P1" draw:layer="Garage door" svg:width="0.813cm" svg:height="0.813cm" svg:x="23.045cm" svg:y="13.5cm">
                <text:p/>
              </draw:rect>
            </draw:g>
            <draw:g>
              <draw:rect draw:style-name="gr6" draw:text-style-name="P1" draw:layer="Garage door" svg:width="1.016cm" svg:height="1.016cm" svg:x="22.945cm" svg:y="14.525cm">
                <text:p/>
              </draw:rect>
              <draw:rect draw:style-name="gr6" draw:text-style-name="P1" draw:layer="Garage door" svg:width="0.813cm" svg:height="0.813cm" svg:x="23.045cm" svg:y="14.625cm">
                <text:p/>
              </draw:rect>
            </draw:g>
            <draw:g>
              <draw:rect draw:style-name="gr6" draw:text-style-name="P1" draw:layer="Garage door" svg:width="1.016cm" svg:height="1.016cm" svg:x="22.945cm" svg:y="15.625cm">
                <text:p/>
              </draw:rect>
              <draw:rect draw:style-name="gr6" draw:text-style-name="P1" draw:layer="Garage door" svg:width="0.813cm" svg:height="0.813cm" svg:x="23.045cm" svg:y="15.725cm">
                <text:p/>
              </draw:rect>
            </draw:g>
            <draw:g>
              <draw:rect draw:style-name="gr6" draw:text-style-name="P1" draw:layer="Garage door" svg:width="1.016cm" svg:height="1.016cm" svg:x="22.945cm" svg:y="16.711cm">
                <text:p/>
              </draw:rect>
              <draw:rect draw:style-name="gr6" draw:text-style-name="P1" draw:layer="Garage door" svg:width="0.813cm" svg:height="0.813cm" svg:x="23.045cm" svg:y="16.811cm">
                <text:p/>
              </draw:rect>
            </draw:g>
          </draw:g>
          <draw:g>
            <draw:g>
              <draw:rect draw:style-name="gr6" draw:text-style-name="P1" draw:layer="Garage door" svg:width="1.016cm" svg:height="1.016cm" svg:x="21.84cm" svg:y="13.4cm">
                <text:p/>
              </draw:rect>
              <draw:rect draw:style-name="gr6" draw:text-style-name="P1" draw:layer="Garage door" svg:width="0.813cm" svg:height="0.813cm" svg:x="21.94cm" svg:y="13.5cm">
                <text:p/>
              </draw:rect>
            </draw:g>
            <draw:g>
              <draw:rect draw:style-name="gr6" draw:text-style-name="P1" draw:layer="Garage door" svg:width="1.016cm" svg:height="1.016cm" svg:x="21.84cm" svg:y="14.525cm">
                <text:p/>
              </draw:rect>
              <draw:rect draw:style-name="gr6" draw:text-style-name="P1" draw:layer="Garage door" svg:width="0.813cm" svg:height="0.813cm" svg:x="21.94cm" svg:y="14.625cm">
                <text:p/>
              </draw:rect>
            </draw:g>
            <draw:g>
              <draw:rect draw:style-name="gr6" draw:text-style-name="P1" draw:layer="Garage door" svg:width="1.016cm" svg:height="1.016cm" svg:x="21.84cm" svg:y="15.625cm">
                <text:p/>
              </draw:rect>
              <draw:rect draw:style-name="gr6" draw:text-style-name="P1" draw:layer="Garage door" svg:width="0.813cm" svg:height="0.813cm" svg:x="21.94cm" svg:y="15.725cm">
                <text:p/>
              </draw:rect>
            </draw:g>
            <draw:g>
              <draw:rect draw:style-name="gr6" draw:text-style-name="P1" draw:layer="Garage door" svg:width="1.016cm" svg:height="1.016cm" svg:x="21.84cm" svg:y="16.711cm">
                <text:p/>
              </draw:rect>
              <draw:rect draw:style-name="gr6" draw:text-style-name="P1" draw:layer="Garage door" svg:width="0.813cm" svg:height="0.813cm" svg:x="21.94cm" svg:y="16.811cm">
                <text:p/>
              </draw:rect>
            </draw:g>
          </draw:g>
          <draw:g>
            <draw:g>
              <draw:rect draw:style-name="gr6" draw:text-style-name="P1" draw:layer="Garage door" svg:width="1.016cm" svg:height="1.016cm" svg:x="20.738cm" svg:y="13.4cm">
                <text:p/>
              </draw:rect>
              <draw:rect draw:style-name="gr6" draw:text-style-name="P1" draw:layer="Garage door" svg:width="0.813cm" svg:height="0.813cm" svg:x="20.838cm" svg:y="13.5cm">
                <text:p/>
              </draw:rect>
            </draw:g>
            <draw:g>
              <draw:rect draw:style-name="gr6" draw:text-style-name="P1" draw:layer="Garage door" svg:width="1.016cm" svg:height="1.016cm" svg:x="20.738cm" svg:y="14.525cm">
                <text:p/>
              </draw:rect>
              <draw:rect draw:style-name="gr6" draw:text-style-name="P1" draw:layer="Garage door" svg:width="0.813cm" svg:height="0.813cm" svg:x="20.838cm" svg:y="14.625cm">
                <text:p/>
              </draw:rect>
            </draw:g>
            <draw:g>
              <draw:rect draw:style-name="gr6" draw:text-style-name="P1" draw:layer="Garage door" svg:width="1.016cm" svg:height="1.016cm" svg:x="20.738cm" svg:y="15.625cm">
                <text:p/>
              </draw:rect>
              <draw:rect draw:style-name="gr6" draw:text-style-name="P1" draw:layer="Garage door" svg:width="0.813cm" svg:height="0.813cm" svg:x="20.838cm" svg:y="15.725cm">
                <text:p/>
              </draw:rect>
            </draw:g>
            <draw:g>
              <draw:rect draw:style-name="gr6" draw:text-style-name="P1" draw:layer="Garage door" svg:width="1.016cm" svg:height="1.016cm" svg:x="20.738cm" svg:y="16.711cm">
                <text:p/>
              </draw:rect>
              <draw:rect draw:style-name="gr6" draw:text-style-name="P1" draw:layer="Garage door" svg:width="0.813cm" svg:height="0.813cm" svg:x="20.838cm" svg:y="16.811cm">
                <text:p/>
              </draw:rect>
            </draw:g>
          </draw:g>
          <draw:g>
            <draw:g>
              <draw:rect draw:style-name="gr6" draw:text-style-name="P1" draw:layer="Garage door" svg:width="1.016cm" svg:height="1.016cm" svg:x="19.642cm" svg:y="13.4cm">
                <text:p/>
              </draw:rect>
              <draw:rect draw:style-name="gr6" draw:text-style-name="P1" draw:layer="Garage door" svg:width="0.813cm" svg:height="0.813cm" svg:x="19.742cm" svg:y="13.5cm">
                <text:p/>
              </draw:rect>
            </draw:g>
            <draw:g>
              <draw:rect draw:style-name="gr6" draw:text-style-name="P1" draw:layer="Garage door" svg:width="1.016cm" svg:height="1.016cm" svg:x="19.642cm" svg:y="14.525cm">
                <text:p/>
              </draw:rect>
              <draw:rect draw:style-name="gr6" draw:text-style-name="P1" draw:layer="Garage door" svg:width="0.813cm" svg:height="0.813cm" svg:x="19.742cm" svg:y="14.625cm">
                <text:p/>
              </draw:rect>
            </draw:g>
            <draw:g>
              <draw:rect draw:style-name="gr6" draw:text-style-name="P1" draw:layer="Garage door" svg:width="1.016cm" svg:height="1.016cm" svg:x="19.642cm" svg:y="15.625cm">
                <text:p/>
              </draw:rect>
              <draw:rect draw:style-name="gr6" draw:text-style-name="P1" draw:layer="Garage door" svg:width="0.813cm" svg:height="0.813cm" svg:x="19.742cm" svg:y="15.725cm">
                <text:p/>
              </draw:rect>
            </draw:g>
            <draw:g>
              <draw:rect draw:style-name="gr6" draw:text-style-name="P1" draw:layer="Garage door" svg:width="1.016cm" svg:height="1.016cm" svg:x="19.642cm" svg:y="16.711cm">
                <text:p/>
              </draw:rect>
              <draw:rect draw:style-name="gr6" draw:text-style-name="P1" draw:layer="Garage door" svg:width="0.813cm" svg:height="0.813cm" svg:x="19.742cm" svg:y="16.811cm">
                <text:p/>
              </draw:rect>
            </draw:g>
          </draw:g>
          <draw:g>
            <draw:g>
              <draw:rect draw:style-name="gr6" draw:text-style-name="P1" draw:layer="Garage door" svg:width="1.016cm" svg:height="1.016cm" svg:x="18.533cm" svg:y="13.4cm">
                <text:p/>
              </draw:rect>
              <draw:rect draw:style-name="gr6" draw:text-style-name="P1" draw:layer="Garage door" svg:width="0.813cm" svg:height="0.813cm" svg:x="18.633cm" svg:y="13.5cm">
                <text:p/>
              </draw:rect>
            </draw:g>
            <draw:g>
              <draw:rect draw:style-name="gr6" draw:text-style-name="P1" draw:layer="Garage door" svg:width="1.016cm" svg:height="1.016cm" svg:x="18.533cm" svg:y="14.525cm">
                <text:p/>
              </draw:rect>
              <draw:rect draw:style-name="gr6" draw:text-style-name="P1" draw:layer="Garage door" svg:width="0.813cm" svg:height="0.813cm" svg:x="18.633cm" svg:y="14.625cm">
                <text:p/>
              </draw:rect>
            </draw:g>
            <draw:g>
              <draw:rect draw:style-name="gr6" draw:text-style-name="P1" draw:layer="Garage door" svg:width="1.016cm" svg:height="1.016cm" svg:x="18.533cm" svg:y="15.625cm">
                <text:p/>
              </draw:rect>
              <draw:rect draw:style-name="gr6" draw:text-style-name="P1" draw:layer="Garage door" svg:width="0.813cm" svg:height="0.813cm" svg:x="18.633cm" svg:y="15.725cm">
                <text:p/>
              </draw:rect>
            </draw:g>
            <draw:g>
              <draw:rect draw:style-name="gr6" draw:text-style-name="P1" draw:layer="Garage door" svg:width="1.016cm" svg:height="1.016cm" svg:x="18.533cm" svg:y="16.711cm">
                <text:p/>
              </draw:rect>
              <draw:rect draw:style-name="gr6" draw:text-style-name="P1" draw:layer="Garage door" svg:width="0.813cm" svg:height="0.813cm" svg:x="18.633cm" svg:y="16.811cm">
                <text:p/>
              </draw:rect>
            </draw:g>
          </draw:g>
          <draw:g>
            <draw:g>
              <draw:rect draw:style-name="gr6" draw:text-style-name="P1" draw:layer="Garage door" svg:width="1.016cm" svg:height="1.016cm" svg:x="17.408cm" svg:y="13.4cm">
                <text:p/>
              </draw:rect>
              <draw:rect draw:style-name="gr6" draw:text-style-name="P1" draw:layer="Garage door" svg:width="0.813cm" svg:height="0.813cm" svg:x="17.508cm" svg:y="13.5cm">
                <text:p/>
              </draw:rect>
            </draw:g>
            <draw:g>
              <draw:rect draw:style-name="gr6" draw:text-style-name="P1" draw:layer="Garage door" svg:width="1.016cm" svg:height="1.016cm" svg:x="17.408cm" svg:y="14.525cm">
                <text:p/>
              </draw:rect>
              <draw:rect draw:style-name="gr6" draw:text-style-name="P1" draw:layer="Garage door" svg:width="0.813cm" svg:height="0.813cm" svg:x="17.508cm" svg:y="14.625cm">
                <text:p/>
              </draw:rect>
            </draw:g>
            <draw:g>
              <draw:rect draw:style-name="gr6" draw:text-style-name="P1" draw:layer="Garage door" svg:width="1.016cm" svg:height="1.016cm" svg:x="17.408cm" svg:y="15.625cm">
                <text:p/>
              </draw:rect>
              <draw:rect draw:style-name="gr6" draw:text-style-name="P1" draw:layer="Garage door" svg:width="0.813cm" svg:height="0.813cm" svg:x="17.508cm" svg:y="15.725cm">
                <text:p/>
              </draw:rect>
            </draw:g>
            <draw:g>
              <draw:rect draw:style-name="gr6" draw:text-style-name="P1" draw:layer="Garage door" svg:width="1.016cm" svg:height="1.016cm" svg:x="17.408cm" svg:y="16.711cm">
                <text:p/>
              </draw:rect>
              <draw:rect draw:style-name="gr6" draw:text-style-name="P1" draw:layer="Garage door" svg:width="0.813cm" svg:height="0.813cm" svg:x="17.508cm" svg:y="16.811cm">
                <text:p/>
              </draw:rect>
            </draw:g>
          </draw:g>
          <draw:g>
            <draw:g>
              <draw:rect draw:style-name="gr6" draw:text-style-name="P1" draw:layer="Garage door" svg:width="1.016cm" svg:height="1.016cm" svg:x="16.292cm" svg:y="13.4cm">
                <text:p/>
              </draw:rect>
              <draw:rect draw:style-name="gr6" draw:text-style-name="P1" draw:layer="Garage door" svg:width="0.813cm" svg:height="0.813cm" svg:x="16.392cm" svg:y="13.5cm">
                <text:p/>
              </draw:rect>
            </draw:g>
            <draw:g>
              <draw:rect draw:style-name="gr6" draw:text-style-name="P1" draw:layer="Garage door" svg:width="1.016cm" svg:height="1.016cm" svg:x="16.292cm" svg:y="14.525cm">
                <text:p/>
              </draw:rect>
              <draw:rect draw:style-name="gr6" draw:text-style-name="P1" draw:layer="Garage door" svg:width="0.813cm" svg:height="0.813cm" svg:x="16.392cm" svg:y="14.625cm">
                <text:p/>
              </draw:rect>
            </draw:g>
            <draw:g>
              <draw:rect draw:style-name="gr6" draw:text-style-name="P1" draw:layer="Garage door" svg:width="1.016cm" svg:height="1.016cm" svg:x="16.292cm" svg:y="15.625cm">
                <text:p/>
              </draw:rect>
              <draw:rect draw:style-name="gr6" draw:text-style-name="P1" draw:layer="Garage door" svg:width="0.813cm" svg:height="0.813cm" svg:x="16.392cm" svg:y="15.725cm">
                <text:p/>
              </draw:rect>
            </draw:g>
            <draw:g>
              <draw:rect draw:style-name="gr6" draw:text-style-name="P1" draw:layer="Garage door" svg:width="1.016cm" svg:height="1.016cm" svg:x="16.292cm" svg:y="16.711cm">
                <text:p/>
              </draw:rect>
              <draw:rect draw:style-name="gr6" draw:text-style-name="P1" draw:layer="Garage door" svg:width="0.813cm" svg:height="0.813cm" svg:x="16.392cm" svg:y="16.811cm">
                <text:p/>
              </draw:rect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se house </svg:title>
        <svg:desc>Used to set the basic parameters of the house. Not used in final view</svg:desc>
      </draw:layer>
      <draw:layer draw:name="background"/>
      <draw:layer draw:name="backgroundobjects"/>
      <draw:layer draw:name="controls"/>
      <draw:layer draw:name="measurelines"/>
      <draw:layer draw:name="Peak Trim"/>
      <draw:layer draw:name="Garage doo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C Air Canada</meta:initial-creator>
    <meta:creation-date>2010-01-18T07:23:47.29</meta:creation-date>
    <dc:date>2010-01-23T11:17:33.67</dc:date>
    <dc:creator>Sam B</dc:creator>
    <meta:editing-duration>PT01H54M42S</meta:editing-duration>
    <meta:editing-cycles>17</meta:editing-cycles>
    <meta:generator>OpenOffice.org/3.1$Win32 OpenOffice.org_project/310m19$Build-9420</meta:generator>
    <meta:document-statistic meta:object-count="103"/>
  </office:meta>
</office:document-meta>
</file>